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6249"/>
    </style:style>
    <style:style style:name="P2" style:family="paragraph" style:parent-style-name="Text_20_body" style:list-style-name="L1">
      <style:text-properties officeooo:paragraph-rsid="00107003"/>
    </style:style>
    <style:style style:name="P3" style:family="paragraph" style:parent-style-name="Text_20_body" style:list-style-name="L1">
      <style:text-properties fo:font-style="normal" officeooo:rsid="00107003" officeooo:paragraph-rsid="00107003" style:font-style-asian="normal" style:font-style-complex="normal"/>
    </style:style>
    <style:style style:name="P4" style:family="paragraph" style:parent-style-name="Text_20_body" style:list-style-name="L1">
      <style:text-properties fo:font-style="normal" officeooo:rsid="00107003" officeooo:paragraph-rsid="001b591a" style:font-style-asian="normal" style:font-style-complex="normal"/>
    </style:style>
    <style:style style:name="P5" style:family="paragraph" style:parent-style-name="Text_20_body" style:list-style-name="L1">
      <style:text-properties fo:font-style="normal" officeooo:rsid="00107003" officeooo:paragraph-rsid="0026e257" style:font-style-asian="normal" style:font-style-complex="normal"/>
    </style:style>
    <style:style style:name="P6" style:family="paragraph" style:parent-style-name="Text_20_body" style:list-style-name="L1">
      <style:text-properties fo:font-style="normal" officeooo:rsid="00107003" officeooo:paragraph-rsid="00292112" style:font-style-asian="normal" style:font-style-complex="normal"/>
    </style:style>
    <style:style style:name="P7" style:family="paragraph" style:parent-style-name="Text_20_body" style:list-style-name="L1">
      <style:text-properties fo:font-style="normal" officeooo:rsid="00107003" officeooo:paragraph-rsid="002a6cea" style:font-style-asian="normal" style:font-style-complex="normal"/>
    </style:style>
    <style:style style:name="P8" style:family="paragraph" style:parent-style-name="Text_20_body" style:list-style-name="L2">
      <style:text-properties officeooo:paragraph-rsid="001313fe"/>
    </style:style>
    <style:style style:name="P9" style:family="paragraph" style:parent-style-name="Text_20_body" style:list-style-name="L2">
      <style:text-properties officeooo:rsid="000e6249" officeooo:paragraph-rsid="000e6249"/>
    </style:style>
    <style:style style:name="P10" style:family="paragraph" style:parent-style-name="Text_20_body" style:list-style-name="L3">
      <style:text-properties officeooo:rsid="000e6249" officeooo:paragraph-rsid="000e6249"/>
    </style:style>
    <style:style style:name="P11" style:family="paragraph" style:parent-style-name="Text_20_body" style:list-style-name="L3">
      <style:text-properties officeooo:rsid="000e6249" officeooo:paragraph-rsid="00173ae1"/>
    </style:style>
    <style:style style:name="P12" style:family="paragraph" style:parent-style-name="Text_20_body" style:list-style-name="L2">
      <style:text-properties officeooo:rsid="001313fe" officeooo:paragraph-rsid="001313fe"/>
    </style:style>
    <style:style style:name="P13" style:family="paragraph" style:parent-style-name="Text_20_body" style:list-style-name="L3">
      <style:text-properties officeooo:rsid="001313fe" officeooo:paragraph-rsid="001313fe"/>
    </style:style>
    <style:style style:name="P14" style:family="paragraph" style:parent-style-name="Text_20_body" style:list-style-name="L2">
      <style:text-properties officeooo:rsid="00142ba9" officeooo:paragraph-rsid="00142ba9"/>
    </style:style>
    <style:style style:name="P15" style:family="paragraph" style:parent-style-name="Text_20_body" style:list-style-name="L2">
      <style:text-properties officeooo:rsid="0011ade3" officeooo:paragraph-rsid="0011ade3"/>
    </style:style>
    <style:style style:name="P16" style:family="paragraph" style:parent-style-name="Text_20_body" style:list-style-name="L2">
      <style:text-properties officeooo:rsid="0011ade3" officeooo:paragraph-rsid="001313fe"/>
    </style:style>
    <style:style style:name="P17" style:family="paragraph" style:parent-style-name="Text_20_body" style:list-style-name="L3">
      <style:text-properties officeooo:paragraph-rsid="000e6249"/>
    </style:style>
    <style:style style:name="P18" style:family="paragraph" style:parent-style-name="Text_20_body" style:list-style-name="L3">
      <style:text-properties officeooo:rsid="001021fd" officeooo:paragraph-rsid="001021fd"/>
    </style:style>
    <style:style style:name="P19" style:family="paragraph" style:parent-style-name="Text_20_body" style:list-style-name="L4">
      <style:text-properties officeooo:rsid="001021fd" officeooo:paragraph-rsid="001021fd"/>
    </style:style>
    <style:style style:name="P20" style:family="paragraph" style:parent-style-name="Text_20_body">
      <style:text-properties officeooo:rsid="001021fd" officeooo:paragraph-rsid="001021fd"/>
    </style:style>
    <style:style style:name="P21" style:family="paragraph" style:parent-style-name="Heading_20_1">
      <style:text-properties officeooo:rsid="000e6249" officeooo:paragraph-rsid="000e6249"/>
    </style:style>
    <style:style style:name="P22" style:family="paragraph" style:parent-style-name="Header">
      <style:text-properties officeooo:rsid="000e6249" officeooo:paragraph-rsid="000e6249"/>
    </style:style>
    <style:style style:name="P23" style:family="paragraph" style:parent-style-name="Heading_20_2">
      <style:text-properties officeooo:rsid="00107003" officeooo:paragraph-rsid="00107003"/>
    </style:style>
    <style:style style:name="P24" style:family="paragraph" style:parent-style-name="Heading_20_2">
      <style:text-properties officeooo:rsid="000e6249"/>
    </style:style>
    <style:style style:name="P25" style:family="paragraph" style:parent-style-name="Heading_20_2">
      <style:text-properties officeooo:rsid="000e6249" officeooo:paragraph-rsid="000e6249"/>
    </style:style>
    <style:style style:name="P26" style:family="paragraph" style:parent-style-name="Heading_20_2">
      <style:text-properties officeooo:rsid="001021fd" officeooo:paragraph-rsid="001021fd"/>
    </style:style>
    <style:style style:name="T1" style:family="text">
      <style:text-properties officeooo:rsid="000e6249"/>
    </style:style>
    <style:style style:name="T2" style:family="text">
      <style:text-properties officeooo:rsid="001021fd"/>
    </style:style>
    <style:style style:name="T3" style:family="text">
      <style:text-properties officeooo:rsid="00107003"/>
    </style:style>
    <style:style style:name="T4" style:family="text">
      <style:text-properties fo:font-style="italic" officeooo:rsid="00107003" style:font-style-asian="italic" style:font-style-complex="italic"/>
    </style:style>
    <style:style style:name="T5" style:family="text">
      <style:text-properties fo:font-style="italic" officeooo:rsid="0017fee5" style:font-style-asian="italic" style:font-style-complex="italic"/>
    </style:style>
    <style:style style:name="T6" style:family="text">
      <style:text-properties fo:font-style="normal" officeooo:rsid="00107003" style:font-style-asian="normal" style:font-style-complex="normal"/>
    </style:style>
    <style:style style:name="T7" style:family="text">
      <style:text-properties fo:font-style="normal" officeooo:rsid="001313fe" style:font-style-asian="normal" style:font-style-complex="normal"/>
    </style:style>
    <style:style style:name="T8" style:family="text">
      <style:text-properties fo:font-style="normal" officeooo:rsid="0017fee5" style:font-style-asian="normal" style:font-style-complex="normal"/>
    </style:style>
    <style:style style:name="T9" style:family="text">
      <style:text-properties officeooo:rsid="0011ade3"/>
    </style:style>
    <style:style style:name="T10" style:family="text">
      <style:text-properties officeooo:rsid="001313fe"/>
    </style:style>
    <style:style style:name="T11" style:family="text">
      <style:text-properties officeooo:rsid="00142ba9"/>
    </style:style>
    <style:style style:name="T12" style:family="text">
      <style:text-properties officeooo:rsid="00173ae1"/>
    </style:style>
    <style:style style:name="T13" style:family="text">
      <style:text-properties officeooo:rsid="0017fee5"/>
    </style:style>
    <style:style style:name="T14" style:family="text">
      <style:text-properties officeooo:rsid="00183974"/>
    </style:style>
    <style:style style:name="T15" style:family="text">
      <style:text-properties officeooo:rsid="001ccaf3"/>
    </style:style>
    <style:style style:name="T16" style:family="text">
      <style:text-properties officeooo:rsid="001d5e9a"/>
    </style:style>
    <style:style style:name="T17" style:family="text">
      <style:text-properties officeooo:rsid="001e9f1c"/>
    </style:style>
    <style:style style:name="T18" style:family="text">
      <style:text-properties officeooo:rsid="001f0602"/>
    </style:style>
    <style:style style:name="T19" style:family="text">
      <style:text-properties officeooo:rsid="0023a852"/>
    </style:style>
    <style:style style:name="T20" style:family="text">
      <style:text-properties officeooo:rsid="00256535"/>
    </style:style>
    <style:style style:name="T21" style:family="text">
      <style:text-properties officeooo:rsid="0026e257"/>
    </style:style>
    <style:style style:name="T22" style:family="text">
      <style:text-properties officeooo:rsid="00292112"/>
    </style:style>
    <style:style style:name="T23" style:family="text">
      <style:text-properties officeooo:rsid="002a6cea"/>
    </style:style>
    <style:style style:name="T24" style:family="text">
      <style:text-properties officeooo:rsid="002b4901"/>
    </style:style>
    <style:style style:name="T25" style:family="text">
      <style:text-properties officeooo:rsid="002d43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SEOmozumé</text:h>
      <text:p text:style-name="P1"><text:span text:style-name="T1">A</text:span><text:span text:style-name="T11">n </text:span><text:span text:style-name="T1">API written in PHP for serving resume data. <text:s/></text:span><text:span text:style-name="T16">The code allows for two </text:span><text:span text:style-name="T1">formats for resume input data, </text:span><text:span text:style-name="T16">JSON and CSV, but only </text:span><text:span text:style-name="T1">CSV </text:span><text:span text:style-name="T16">will be implemented for this exercise</text:span><text:span text:style-name="T1">. <text:s/>The two options for output are XML and JSON. <text:s/></text:span><text:span text:style-name="T2">A .htaccess file will be used to provide URL rewriting. <text:s/></text:span><text:span text:style-name="T19">The output will contain an array of errors for any invalid requests or invalid resume data </text:span><text:span text:style-name="T20">that is loaded.</text:span></text:p>
      <text:h text:style-name="P23" text:outline-level="2">Endpoints</text:h>
      <text:list xml:id="list8374915141" text:style-name="L1">
        <text:list-item>
          <text:p text:style-name="P2"><text:span text:style-name="T14">http://www.chewplastic.com</text:span><text:span text:style-name="T3">/</text:span><text:span text:style-name="T14">seomozume/</text:span><text:span text:style-name="T3">{</text:span><text:span text:style-name="T4">format</text:span><text:span text:style-name="T3">}</text:span><text:span text:style-name="T13">[</text:span><text:span text:style-name="T3">/{</text:span><text:span text:style-name="T4">section}</text:span><text:span text:style-name="T5">]</text:span><text:span text:style-name="T4">[</text:span><text:span text:style-name="T6">/</text:span><text:span text:style-name="T4">{subsection}</text:span><text:span text:style-name="T6">][/{bullet_id}]</text:span></text:p>
          <text:list>
            <text:list-item>
              <text:p text:style-name="P3">format is either xml or json</text:p>
            </text:list-item>
            <text:list-item>
              <text:p text:style-name="P2"><text:span text:style-name="T6">section is </text:span><text:span text:style-name="T8">option and may be </text:span><text:span text:style-name="T6">one of: </text:span><text:span text:style-name="T7">general, </text:span><text:span text:style-name="T6">objective, technology, experience, education or references</text:span></text:p>
            </text:list-item>
            <text:list-item>
              <text:p text:style-name="P3">subsection is optional and depends on which section you are viewing</text:p>
            </text:list-item>
            <text:list-item>
              <text:p text:style-name="P3">bullet_id is optional and depends on which section/subsection you are viewing</text:p>
            </text:list-item>
          </text:list>
        </text:list-item>
        <text:list-item>
          <text:p text:style-name="P4"><text:span text:style-name="T15">Examples calls:</text:span></text:p>
          <text:list>
            <text:list-item>
              <text:p text:style-name="P5"><text:a xlink:type="simple" xlink:href="http://chewplastic.com/seomozume/xml"><text:span text:style-name="T21">http://chewplastic.com/seomozume/xml</text:span></text:a></text:p>
            </text:list-item>
            <text:list-item>
              <text:p text:style-name="P5"><text:a xlink:type="simple" xlink:href="http://chewplastic.com/seomozume/xml/general"><text:span text:style-name="T21">http://chewplastic.com/seomozume/xml/general</text:span></text:a></text:p>
            </text:list-item>
            <text:list-item>
              <text:p text:style-name="P5"><text:a xlink:type="simple" xlink:href="http://chewplastic.com/seomozume/xml/general/name"><text:span text:style-name="T21">http://chewplastic.com/seomozume/xml/general/name</text:span></text:a></text:p>
            </text:list-item>
            <text:list-item>
              <text:p text:style-name="P5"><text:a xlink:type="simple" xlink:href="http://chewplastic.com/seomozume/xml/general/name/0"><text:span text:style-name="T21">http://chewplastic.com/seomozume/xml/general/name/0</text:span></text:a></text:p>
            </text:list-item>
            <text:list-item>
              <text:p text:style-name="P5"><text:a xlink:type="simple" xlink:href="http://chewplastic.com/seomozume/xml/objective"><text:span text:style-name="T21">http://chewplastic.com/seomozume/xml/objective</text:span></text:a></text:p>
            </text:list-item>
            <text:list-item>
              <text:p text:style-name="P5"><text:a xlink:type="simple" xlink:href="http://chewplastic.com/seomozume/json"><text:span text:style-name="T21">http://chewplastic.com/seomozume/json</text:span></text:a></text:p>
            </text:list-item>
            <text:list-item>
              <text:p text:style-name="P6"><text:a xlink:type="simple" xlink:href="http://chewplastic.com/seomozume/json/experience/delivery.com"><text:span text:style-name="T22">http://chewplastic.com/seomozume/json/experience/delivery.com</text:span></text:a></text:p>
            </text:list-item>
            <text:list-item>
              <text:p text:style-name="P7"><text:a xlink:type="simple" xlink:href="http://chewplastic.com/seomozume/json/experience/delivery.com/6"><text:span text:style-name="T23">http://chewplastic.com/seomozume/json/experience/delivery.com/</text:span></text:a><text:a xlink:type="simple" xlink:href="http://chewplastic.com/seomozume/json/experience/delivery.com/6"><text:span text:style-name="T24">6</text:span></text:a><text:span text:style-name="T24"> </text:span><text:span text:style-name="T25">(invalid request, shows error)</text:span></text:p>
            </text:list-item>
          </text:list>
        </text:list-item>
      </text:list>
      <text:h text:style-name="P25" text:outline-level="2">Interfaces</text:h>
      <text:list xml:id="list2128778425" text:style-name="L2">
        <text:list-item>
          <text:p text:style-name="P9">apiInterface</text:p>
          <text:list>
            <text:list-item>
              <text:p text:style-name="P9">defines the interface for the API</text:p>
              <text:list>
                <text:list-item>
                  <text:p text:style-name="P12">methods:</text:p>
                  <text:list>
                    <text:list-item>
                      <text:p text:style-name="P8"><text:span text:style-name="T11">add</text:span><text:span text:style-name="T10">Section(</text:span><text:span text:style-name="T11">$section</text:span><text:span text:style-name="T10">)</text:span></text:p>
                      <text:list>
                        <text:list-item>
                          <text:p text:style-name="P14">add a new section</text:p>
                        </text:list-item>
                      </text:list>
                    </text:list-item>
                    <text:list-item>
                      <text:p text:style-name="P8"><text:span text:style-name="T11">add</text:span><text:span text:style-name="T10">SubSection($section, </text:span><text:span text:style-name="T11">$subsection</text:span><text:span text:style-name="T10">)</text:span></text:p>
                      <text:list>
                        <text:list-item>
                          <text:p text:style-name="P14">add the specified subsection to the $section</text:p>
                        </text:list-item>
                      </text:list>
                    </text:list-item>
                    <text:list-item>
                      <text:p text:style-name="P14">addBullet($section, $subsection, $bullet_id, $bullet_data)</text:p>
                      <text:list>
                        <text:list-item>
                          <text:p text:style-name="P14"><text:soft-page-break/>add the $bullet_data for the specified $bullet_id</text:p>
                        </text:list-item>
                      </text:list>
                    </text:list-item>
                    <text:list-item>
                      <text:p text:style-name="P14">printOutput($section = null, $subsection = null, $bullet_id = null)</text:p>
                      <text:list>
                        <text:list-item>
                          <text:p text:style-name="P14">prints the output in the desired format. <text:s/></text:p>
                        </text:list-item>
                        <text:list-item>
                          <text:p text:style-name="P14">If any parameter is NULL, then the all available data will be output for that paramet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parseInterface</text:p>
          <text:list>
            <text:list-item>
              <text:p text:style-name="P9">provides the interface definition for the 2 parser classes</text:p>
              <text:list>
                <text:list-item>
                  <text:p text:style-name="P15">methods:</text:p>
                  <text:list>
                    <text:list-item>
                      <text:p text:style-name="P16">__construct($filename)</text:p>
                      <text:list>
                        <text:list-item>
                          <text:p text:style-name="P8"><text:span text:style-name="T10">Sets up the object and </text:span><text:span text:style-name="T9">attempt</text:span><text:span text:style-name="T10">s</text:span><text:span text:style-name="T9"> to load $filename</text:span></text:p>
                        </text:list-item>
                      </text:list>
                    </text:list-item>
                    <text:list-item>
                      <text:p text:style-name="P8"><text:span text:style-name="T9">is</text:span><text:span text:style-name="T10">Parser</text:span><text:span text:style-name="T9">Ready()</text:span></text:p>
                      <text:list>
                        <text:list-item>
                          <text:p text:style-name="P8"><text:span text:style-name="T10">R</text:span><text:span text:style-name="T9">eturns TRUE if parser successfully loaded the file, otherwise returns FALSE</text:span></text:p>
                        </text:list-item>
                      </text:list>
                    </text:list-item>
                    <text:list-item>
                      <text:p text:style-name="P12">getSections()</text:p>
                      <text:list>
                        <text:list-item>
                          <text:p text:style-name="P12">Returns an array of sections parsed from the file</text:p>
                        </text:list-item>
                      </text:list>
                    </text:list-item>
                    <text:list-item>
                      <text:p text:style-name="P12">getSubSections($section)</text:p>
                      <text:list>
                        <text:list-item>
                          <text:p text:style-name="P12">Returns an array of all subsections of $section</text:p>
                        </text:list-item>
                      </text:list>
                    </text:list-item>
                    <text:list-item>
                      <text:p text:style-name="P12">getBullets($section, $subsection)</text:p>
                      <text:list>
                        <text:list-item>
                          <text:p text:style-name="P12">Returns all bullets in an array for the provided $section and $subsect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4" text:outline-level="2">Classes</text:h>
      <text:list xml:id="list1179416332" text:style-name="L3">
        <text:list-item>
          <text:p text:style-name="P11"><text:span text:style-name="T12">parserBase</text:span></text:p>
          <text:list>
            <text:list-item>
              <text:p text:style-name="P11"><text:span text:style-name="T12">contains structures and methods common to the 2 parser classes below</text:span></text:p>
            </text:list-item>
          </text:list>
        </text:list-item>
        <text:list-item>
          <text:p text:style-name="P10">csvParser</text:p>
          <text:list>
            <text:list-item>
              <text:p text:style-name="P10">A class that attempts to parse resumes data from a CSV file</text:p>
            </text:list-item>
          </text:list>
        </text:list-item>
        <text:list-item>
          <text:p text:style-name="P10">jsonParser</text:p>
          <text:list>
            <text:list-item>
              <text:p text:style-name="P10">Parses resume data from a JSON file <text:span text:style-name="T18">(</text:span><text:span text:style-name="T17">NOT IMPLEMENTED FOR THIS EXERCISE</text:span><text:span text:style-name="T18">)</text:span></text:p>
            </text:list-item>
          </text:list>
        </text:list-item>
        <text:list-item>
          <text:p text:style-name="P13">apiBase</text:p>
          <text:list>
            <text:list-item>
              <text:p text:style-name="P13">Base class for the API which contains the methods that read the data from the parser into API classes below</text:p>
            </text:list-item>
          </text:list>
        </text:list-item>
        <text:list-item>
          <text:p text:style-name="P10">xmlApi</text:p>
          <text:list>
            <text:list-item>
              <text:p text:style-name="P17"><text:span text:style-name="T1">serves resume data in XML </text:span><text:span text:style-name="T2">format</text:span></text:p>
            </text:list-item>
          </text:list>
        </text:list-item>
        <text:list-item>
          <text:p text:style-name="P10">jsonApi</text:p>
          <text:list>
            <text:list-item>
              <text:p text:style-name="P18"><text:soft-page-break/>serves resume data in JSON forma<text:span text:style-name="T12">t</text:span></text:p>
            </text:list-item>
          </text:list>
        </text:list-item>
      </text:list>
      <text:h text:style-name="P26" text:outline-level="2">Controller</text:h>
      <text:list xml:id="list1669600953" text:style-name="L4">
        <text:list-item>
          <text:p text:style-name="P19">api.php</text:p>
          <text:list>
            <text:list-item>
              <text:p text:style-name="P19">processes all API input and directs calls to the appropriate place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e6249" officeooo:paragraph-rsid="000e6249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esse Jordan 20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Jordan</meta:initial-creator>
    <meta:creation-date>2012-11-13T19:39:10</meta:creation-date>
    <dc:date>2012-11-14T00:40:10</dc:date>
    <dc:creator>Jesse Jordan</dc:creator>
    <meta:editing-duration>PT4H27M36S</meta:editing-duration>
    <meta:editing-cycles>24</meta:editing-cycles>
    <meta:generator>LibreOffice/3.6$Linux_X86_64 LibreOffice_project/360m1$Build-2</meta:generator>
    <meta:document-statistic meta:table-count="0" meta:image-count="0" meta:object-count="0" meta:page-count="3" meta:paragraph-count="60" meta:word-count="404" meta:character-count="2735" meta:non-whitespace-character-count="2438"/>
  </office:meta>
</office:document-meta>
</file>